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TextArea.setLabel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TextArea.add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setDocumentModel( Document doc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JLabeledTextArea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remove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focusLost( FocusEvent pFocus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LabeledTextArea.getCompon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TextArea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LabeledTextArea.setText( String p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JLabeledTextArea( String pLabel , Document doc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abeledTextArea.JLabeled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focusGained( FocusEvent pFocus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Area.set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